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1.75cm" fo:min-width="3.5cm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456cm" fo:min-width="24.482cm"/>
      <style:paragraph-properties style:writing-mode="lr-tb"/>
    </style:style>
    <style:style style:name="gr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top" draw:auto-grow-height="false" fo:min-height="1.716cm" fo:min-width="3.5cm"/>
      <style:paragraph-properties style:writing-mode="lr-tb"/>
    </style:style>
    <style:style style:name="gr6" style:family="graphic" style:parent-style-name="standard">
      <style:graphic-properties draw:marker-start="Rounded_20_large_20_Arrow" draw:marker-end="Rounded_20_large_20_Arrow" draw:textarea-vertical-align="middle"/>
    </style:style>
    <style:style style:name="gr7" style:family="graphic" style:parent-style-name="standard">
      <style:graphic-properties draw:marker-start="Circle" draw:marker-end="Rounded_20_large_20_Arrow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cm"/>
      <style:paragraph-properties style:writing-mode="lr-tb"/>
    </style:style>
    <style:style style:name="gr10" style:family="graphic" style:parent-style-name="objectwithoutfill">
      <style:graphic-properties svg:stroke-color="#3465a4"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2" style:family="graphic" style:parent-style-name="objectwithoutfill">
      <style:graphic-properties draw:stroke="dash" draw:stroke-dash="Long_20_Dash" svg:stroke-color="#3465a4"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start" style:writing-mode="lr-tb"/>
      <style:text-properties fo:font-size="14pt" style:font-size-asian="12pt" style:font-size-complex="12pt"/>
    </style:style>
    <style:style style:name="P2" style:family="paragraph">
      <loext:graphic-properties draw:fill-color="#eeeeee"/>
      <style:paragraph-properties fo:text-align="start" style:writing-mode="lr-tb"/>
      <style:text-properties fo:font-size="14pt" style:font-size-asian="12pt" style:font-size-complex="12pt"/>
    </style:style>
    <style:style style:name="P3" style:family="paragraph">
      <style:paragraph-properties fo:text-align="center" style:writing-mode="lr-tb"/>
      <style:text-properties fo:font-size="16pt" style:font-size-asian="12pt" style:font-size-complex="12pt"/>
    </style:style>
    <style:style style:name="P4" style:family="paragraph">
      <loext:graphic-properties draw:fill-color="#dddddd"/>
      <style:paragraph-properties fo:text-align="center" style:writing-mode="lr-tb"/>
      <style:text-properties fo:font-size="16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6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start" style:writing-mode="lr-tb"/>
      <style:text-properties fo:font-size="14pt" style:font-size-asian="16pt" style:font-size-complex="16pt"/>
    </style:style>
    <style:style style:name="P8" style:family="paragraph">
      <loext:graphic-properties draw:fill-color="#eeeeee"/>
      <style:paragraph-properties fo:text-align="start" style:writing-mode="lr-tb"/>
      <style:text-properties fo:font-size="14pt" style:font-size-asian="16pt" style:font-size-complex="16pt"/>
    </style:style>
    <style:style style:name="P9" style:family="paragraph">
      <style:paragraph-properties fo:text-align="center"/>
      <style:text-properties fo:font-size="14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fo:font-size="14pt" style:font-size-asian="16pt" style:font-size-complex="1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T1" style:family="text">
      <style:text-properties fo:font-size="14pt" style:font-size-asian="12pt" style:font-size-complex="12pt"/>
    </style:style>
    <style:style style:name="T2" style:family="text">
      <style:text-properties fo:font-size="16pt" style:font-size-asian="12pt" style:font-size-complex="12pt"/>
    </style:style>
    <style:style style:name="T3" style:family="text">
      <style:text-properties fo:font-size="14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2cm" svg:x="21cm" svg:y="4cm">
          <text:p text:style-name="P1"><text:span text:style-name="T1">ingres</text:span><text:span text:style-name="T1">s-</text:span><text:span text:style-name="T1">prox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7.7cm" svg:height="1cm" svg:x="1cm" svg:y="1cm">
          <text:p text:style-name="P3"><text:span text:style-name="T2">Intern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5" draw:layer="layout" svg:x1="1cm" svg:y1="3cm" svg:x2="28.675cm" svg:y2="2.999cm">
          <text:p/>
        </draw:line>
        <draw:frame draw:style-name="gr4" draw:text-style-name="P6" draw:layer="layout" svg:width="2.682cm" svg:height="0.962cm" svg:x="1cm" svg:y="2.1cm">
          <draw:text-box>
            <text:p>Firewall</text:p>
          </draw:text-box>
        </draw:frame>
        <draw:custom-shape draw:style-name="gr5" draw:text-style-name="P8" xml:id="id2" draw:id="id2" draw:layer="layout" svg:width="4cm" svg:height="1.966cm" svg:x="18.5cm" svg:y="7.634cm">
          <text:p text:style-name="P7"><text:span text:style-name="T3">f4rside-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xml:id="id3" draw:id="id3" draw:layer="layout" svg:width="4cm" svg:height="2cm" svg:x="24cm" svg:y="7.6cm">
          <text:p text:style-name="P7"><text:span text:style-name="T3">portfolio-site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23cm" svg:y1="6cm" svg:x2="20.5cm" svg:y2="7.634cm" draw:start-shape="id1" draw:start-glue-point="2" draw:end-shape="id2" draw:end-glue-point="0" svg:d="M23000 6000v817h-2500v817" svg:viewBox="0 0 2501 1635">
          <text:p/>
        </draw:connector>
        <draw:connector draw:style-name="gr6" draw:text-style-name="P9" draw:layer="layout" svg:x1="23cm" svg:y1="6cm" svg:x2="26cm" svg:y2="7.6cm" draw:start-shape="id1" draw:start-glue-point="2" draw:end-shape="id3" draw:end-glue-point="0" svg:d="M23000 6000v800h3000v800" svg:viewBox="0 0 3001 1601">
          <text:p/>
        </draw:connector>
        <draw:custom-shape draw:style-name="gr1" draw:text-style-name="P8" xml:id="id5" draw:id="id5" draw:layer="layout" svg:width="4cm" svg:height="2cm" svg:x="24cm" svg:y="12cm">
          <text:p text:style-name="P7"><text:span text:style-name="T3">portfolio-static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4" draw:id="id4" draw:layer="layout" svg:width="4cm" svg:height="2cm" svg:x="14cm" svg:y="12cm">
          <text:p text:style-name="P7"><text:span text:style-name="T3">portfolio-</text:span></text:p>
          <text:p text:style-name="P7"><text:span text:style-name="T3">template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6" draw:id="id6" draw:layer="layout" svg:width="4cm" svg:height="2cm" svg:x="15cm" svg:y="17cm">
          <text:p text:style-name="P7"><text:span text:style-name="T3">portfolio-map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26cm" svg:y1="9.6cm" svg:x2="16cm" svg:y2="12cm" draw:start-shape="id3" draw:start-glue-point="2" draw:end-shape="id4" draw:end-glue-point="0" svg:d="M26000 9600v1200h-10000v1200" svg:viewBox="0 0 10001 2401">
          <text:p/>
        </draw:connector>
        <draw:connector draw:style-name="gr6" draw:text-style-name="P9" draw:layer="layout" svg:x1="26cm" svg:y1="9.6cm" svg:x2="26cm" svg:y2="12cm" draw:start-shape="id3" draw:start-glue-point="2" draw:end-shape="id5" draw:end-glue-point="0" svg:d="M26000 9600v2400" svg:viewBox="0 0 1 2401">
          <text:p/>
        </draw:connector>
        <draw:connector draw:style-name="gr6" draw:text-style-name="P9" draw:layer="layout" svg:x1="16cm" svg:y1="14cm" svg:x2="17cm" svg:y2="17cm" draw:start-shape="id4" draw:start-glue-point="2" draw:end-shape="id6" draw:end-glue-point="0" svg:d="M16000 14000v1500h1000v1500" svg:viewBox="0 0 1001 3001">
          <text:p/>
        </draw:connector>
        <draw:frame draw:style-name="gr8" draw:text-style-name="P11" draw:layer="layout" svg:width="4.5cm" svg:height="0.878cm" svg:x="14.8cm" svg:y="16.2cm">
          <draw:text-box>
            <text:p text:style-name="P10"><text:span text:style-name="T3">8001 <text:s text:c="12"/>Java</text:span></text:p>
          </draw:text-box>
        </draw:frame>
        <draw:frame draw:style-name="gr8" draw:text-style-name="P11" draw:layer="layout" svg:width="4.5cm" svg:height="0.878cm" svg:x="13.8cm" svg:y="11.222cm">
          <draw:text-box>
            <text:p text:style-name="P10"><text:span text:style-name="T3">3000 <text:s text:c="11"/>Node</text:span></text:p>
          </draw:text-box>
        </draw:frame>
        <draw:frame draw:style-name="gr8" draw:text-style-name="P11" draw:layer="layout" svg:width="4.5cm" svg:height="0.878cm" svg:x="18.3cm" svg:y="6.823cm">
          <draw:text-box>
            <text:p text:style-name="P10"><text:span text:style-name="T3">80 <text:s text:c="14"/>Nginx</text:span></text:p>
          </draw:text-box>
        </draw:frame>
        <draw:frame draw:style-name="gr8" draw:text-style-name="P11" draw:layer="layout" svg:width="4.7cm" svg:height="0.878cm" svg:x="20.7cm" svg:y="3.223cm">
          <draw:text-box>
            <text:p text:style-name="P10"><text:span text:style-name="T3">80/443 <text:s text:c="8"/>Nginx</text:span></text:p>
          </draw:text-box>
        </draw:frame>
        <draw:frame draw:style-name="gr8" draw:text-style-name="P11" draw:layer="layout" svg:width="4.5cm" svg:height="0.878cm" svg:x="23.8cm" svg:y="6.822cm">
          <draw:text-box>
            <text:p text:style-name="P10"><text:span text:style-name="T3">80 <text:s text:c="14"/>Nginx</text:span></text:p>
          </draw:text-box>
        </draw:frame>
        <draw:frame draw:style-name="gr8" draw:text-style-name="P11" draw:layer="layout" svg:width="4.5cm" svg:height="0.878cm" svg:x="23.8cm" svg:y="11.223cm">
          <draw:text-box>
            <text:p text:style-name="P10"><text:span text:style-name="T3">80 <text:s text:c="14"/>Nginx</text:span></text:p>
          </draw:text-box>
        </draw:frame>
        <draw:custom-shape draw:style-name="gr5" draw:text-style-name="P8" xml:id="id10" draw:id="id10" draw:layer="layout" svg:width="4cm" svg:height="1.966cm" svg:x="10cm" svg:y="15.034cm">
          <text:p text:style-name="P7"><text:span text:style-name="T3">guinea-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12" draw:id="id12" draw:layer="layout" svg:width="4cm" svg:height="1.966cm" svg:x="1cm" svg:y="18.034cm">
          <text:p text:style-name="P7"><text:span text:style-name="T3">dinosauria-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13" draw:id="id13" draw:layer="layout" svg:width="4cm" svg:height="1.966cm" svg:x="1cm" svg:y="14.534cm">
          <text:p text:style-name="P7"><text:span text:style-name="T3">sync-gandi-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4.5cm" svg:height="0.878cm" svg:x="0.8cm" svg:y="13.723cm">
          <draw:text-box>
            <text:p text:style-name="P10"><text:span text:style-name="T3"><text:s text:c="17"/></text:span><text:span text:style-name="T3">Python</text:span></text:p>
          </draw:text-box>
        </draw:frame>
        <draw:frame draw:style-name="gr9" draw:text-style-name="P6" draw:layer="layout" svg:width="3.9cm" svg:height="1.673cm" svg:x="1cm" svg:y="3.344cm">
          <draw:text-box>
            <text:p>Docker</text:p>
            <text:p>Containers</text:p>
          </draw:text-box>
        </draw:frame>
        <draw:custom-shape draw:style-name="gr1" draw:text-style-name="P8" xml:id="id7" draw:id="id7" draw:layer="layout" svg:width="4cm" svg:height="2cm" svg:x="20cm" svg:y="17.001cm">
          <text:p text:style-name="P7"><text:span text:style-name="T3">portfolio-sql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624cm" svg:height="0.878cm" svg:x="19.776cm" svg:y="16.177cm">
          <draw:text-box>
            <text:p text:style-name="P10"><text:span text:style-name="T3">8002 <text:s text:c="12"/>Java</text:span></text:p>
          </draw:text-box>
        </draw:frame>
        <draw:frame draw:style-name="gr8" draw:text-style-name="P11" draw:layer="layout" svg:width="4.5cm" svg:height="0.878cm" svg:x="9.8cm" svg:y="14.223cm">
          <draw:text-box>
            <text:p text:style-name="P10"><text:span text:style-name="T3">8000 <text:s text:c="8"/>Python</text:span></text:p>
          </draw:text-box>
        </draw:frame>
        <draw:frame draw:style-name="gr8" draw:text-style-name="P11" draw:layer="layout" svg:width="4.5cm" svg:height="0.878cm" svg:x="0.8cm" svg:y="17.223cm">
          <draw:text-box>
            <text:p text:style-name="P10"><text:span text:style-name="T3"><text:s text:c="20"/></text:span><text:span text:style-name="T3">Node</text:span></text:p>
          </draw:text-box>
        </draw:frame>
        <draw:connector draw:style-name="gr10" draw:text-style-name="P12" draw:layer="layout" svg:x1="16cm" svg:y1="14cm" svg:x2="22cm" svg:y2="17.001cm" draw:start-shape="id4" draw:start-glue-point="2" draw:end-shape="id7" svg:d="M16000 14000v1501h6000v1500" svg:viewBox="0 0 6001 3002">
          <text:p/>
        </draw:connector>
        <draw:line draw:style-name="gr11" draw:text-style-name="P13" draw:layer="layout" svg:x1="23cm" svg:y1="4.1cm" svg:x2="23cm" svg:y2="2cm">
          <text:p/>
        </draw:line>
        <draw:custom-shape draw:style-name="gr1" draw:text-style-name="P2" xml:id="id9" draw:id="id9" draw:layer="layout" svg:width="4cm" svg:height="2cm" svg:x="7cm" svg:y="4cm">
          <text:p text:style-name="P1"><text:span text:style-name="T1">grafana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7cm" svg:height="0.878cm" svg:x="6.8cm" svg:y="3.223cm">
          <draw:text-box>
            <text:p text:style-name="P10"><text:span text:style-name="T3">3000</text:span></text:p>
          </draw:text-box>
        </draw:frame>
        <draw:frame draw:style-name="gr8" draw:text-style-name="P11" draw:layer="layout" svg:width="4.4cm" svg:height="0.878cm" svg:x="6.8cm" svg:y="6.823cm">
          <draw:text-box>
            <text:p text:style-name="P10"><text:span text:style-name="T3">9090</text:span></text:p>
          </draw:text-box>
        </draw:frame>
        <draw:custom-shape draw:style-name="gr1" draw:text-style-name="P2" xml:id="id8" draw:id="id8" draw:layer="layout" svg:width="4cm" svg:height="2cm" svg:x="7cm" svg:y="7.6cm">
          <text:p text:style-name="P1"><text:span text:style-name="T1">prometheus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9cm" svg:y1="7.6cm" svg:x2="9cm" svg:y2="6cm" draw:start-shape="id8" draw:start-glue-point="0" draw:end-shape="id9" draw:end-glue-point="2" svg:d="M9000 7600v-1600" svg:viewBox="0 0 1 1601">
          <text:p/>
        </draw:connector>
        <draw:connector draw:style-name="gr12" draw:text-style-name="P12" draw:layer="layout" svg:x1="9cm" svg:y1="9.6cm" svg:x2="15cm" svg:y2="18cm" draw:start-shape="id8" draw:start-glue-point="2" draw:end-shape="id6" draw:end-glue-point="3" svg:d="M9000 9600v8400h6000" svg:viewBox="0 0 6001 8401">
          <text:p/>
        </draw:connector>
        <draw:connector draw:style-name="gr12" draw:text-style-name="P12" draw:layer="layout" svg:x1="9cm" svg:y1="9.6cm" svg:x2="14cm" svg:y2="13cm" draw:start-shape="id8" draw:start-glue-point="2" draw:end-shape="id4" draw:end-glue-point="3" svg:d="M9000 9600v3400h5000" svg:viewBox="0 0 5001 3401">
          <text:p/>
        </draw:connector>
        <draw:connector draw:style-name="gr12" draw:text-style-name="P12" draw:layer="layout" draw:line-skew="0.498cm" svg:x1="9cm" svg:y1="9.6cm" svg:x2="22cm" svg:y2="19.001cm" draw:start-shape="id8" draw:start-glue-point="2" draw:end-shape="id7" draw:end-glue-point="2" svg:d="M9000 9600v10400h13000v-999" svg:viewBox="0 0 13001 10401">
          <text:p/>
        </draw:connector>
        <draw:custom-shape draw:style-name="gr1" draw:text-style-name="P2" draw:layer="layout" svg:width="4cm" svg:height="2cm" svg:x="12.5cm" svg:y="4cm">
          <text:p text:style-name="P1"><text:span text:style-name="T1">portainer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7cm" svg:height="0.878cm" svg:x="12.3cm" svg:y="3.223cm">
          <draw:text-box>
            <text:p text:style-name="P10"><text:span text:style-name="T3">9000</text:span></text:p>
          </draw:text-box>
        </draw:frame>
        <draw:custom-shape draw:style-name="gr1" draw:text-style-name="P2" xml:id="id14" draw:id="id14" draw:layer="layout" svg:width="4cm" svg:height="2cm" svg:x="12.5cm" svg:y="7.6cm">
          <text:p text:style-name="P1"><text:span text:style-name="T1">nginx-</text:span></text:p>
          <text:p text:style-name="P1"><text:span text:style-name="T1">prometheus-</text:span></text:p>
          <text:p text:style-name="P1"><text:span text:style-name="T1">exporter x 5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7cm" svg:height="0.878cm" svg:x="12.3cm" svg:y="6.823cm">
          <draw:text-box>
            <text:p text:style-name="P10"><text:span text:style-name="T3">9113</text:span></text:p>
          </draw:text-box>
        </draw:frame>
        <draw:custom-shape draw:style-name="gr1" draw:text-style-name="P2" xml:id="id11" draw:id="id11" draw:layer="layout" svg:width="4cm" svg:height="2cm" svg:x="4cm" svg:y="11cm">
          <text:p text:style-name="P1"><text:span text:style-name="T1">pushgateway</text:span></text:p>
          <draw:enhanced-geometry svg:viewBox="0 0 21600 21600" draw:type="rectangle" draw:enhanced-path="M 0 0 L 21600 0 21600 21600 0 21600 0 0 Z N"/>
        </draw:custom-shape>
        <draw:connector draw:style-name="gr12" draw:text-style-name="P12" draw:layer="layout" svg:x1="9cm" svg:y1="9.6cm" svg:x2="10cm" svg:y2="16.017cm" draw:start-shape="id8" draw:start-glue-point="2" draw:end-shape="id10" draw:end-glue-point="3" svg:d="M9000 9600v6417h1000" svg:viewBox="0 0 1001 6418">
          <text:p/>
        </draw:connector>
        <draw:frame draw:style-name="gr8" draw:text-style-name="P11" draw:layer="layout" svg:width="4.3cm" svg:height="0.878cm" svg:x="3.8cm" svg:y="10.223cm">
          <draw:text-box>
            <text:p text:style-name="P10"><text:span text:style-name="T3">9091</text:span></text:p>
          </draw:text-box>
        </draw:frame>
        <draw:connector draw:style-name="gr12" draw:text-style-name="P12" draw:layer="layout" svg:x1="6cm" svg:y1="13cm" svg:x2="5cm" svg:y2="19.017cm" draw:start-shape="id11" draw:start-glue-point="2" draw:end-shape="id12" draw:end-glue-point="1" svg:d="M6000 13000v6017h-1000" svg:viewBox="0 0 1001 6018">
          <text:p/>
        </draw:connector>
        <draw:connector draw:style-name="gr12" draw:text-style-name="P12" draw:layer="layout" svg:x1="6cm" svg:y1="13cm" svg:x2="5cm" svg:y2="15.517cm" draw:start-shape="id11" draw:start-glue-point="2" draw:end-shape="id13" draw:end-glue-point="1" svg:d="M6000 13000v2517h-1000" svg:viewBox="0 0 1001 2518">
          <text:p/>
        </draw:connector>
        <draw:connector draw:style-name="gr12" draw:text-style-name="P12" draw:layer="layout" svg:x1="9cm" svg:y1="9.6cm" svg:x2="8cm" svg:y2="12cm" draw:start-shape="id8" draw:start-glue-point="2" draw:end-shape="id11" draw:end-glue-point="1" svg:d="M9000 9600v2400h-1000" svg:viewBox="0 0 1001 2401">
          <text:p/>
        </draw:connector>
        <draw:custom-shape draw:style-name="gr1" draw:text-style-name="P8" xml:id="id15" draw:id="id15" draw:layer="layout" svg:width="4cm" svg:height="2cm" svg:x="19cm" svg:y="12.001cm">
          <text:p text:style-name="P7"><text:span text:style-name="T3">portfolio-react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5cm" svg:height="0.878cm" svg:x="18.8cm" svg:y="11.224cm">
          <draw:text-box>
            <text:p text:style-name="P10"><text:span text:style-name="T3">80 <text:s text:c="14"/>Nginx</text:span></text:p>
          </draw:text-box>
        </draw:frame>
        <draw:connector draw:style-name="gr12" draw:text-style-name="P12" draw:layer="layout" svg:x1="11cm" svg:y1="8.6cm" svg:x2="12.5cm" svg:y2="8.6cm" draw:start-shape="id8" draw:end-shape="id14" draw:end-glue-point="3" svg:d="M11000 8600h1500" svg:viewBox="0 0 1501 1">
          <text:p/>
        </draw:connector>
        <draw:connector draw:style-name="gr6" draw:text-style-name="P9" draw:layer="layout" svg:x1="26cm" svg:y1="9.6cm" svg:x2="21cm" svg:y2="12.001cm" draw:start-shape="id3" draw:start-glue-point="2" draw:end-shape="id15" svg:d="M26000 9600v1201h-5000v1200" svg:viewBox="0 0 5001 240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Long_20_Dash" draw:display-name="Long Dash" draw:style="rect" draw:dots1="1" draw:dots1-length="600%" draw:distance="3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5T21:02:23.334859498</meta:creation-date>
    <dc:date>2021-03-12T19:33:53.026671952</dc:date>
    <meta:editing-duration>PT5H22M</meta:editing-duration>
    <meta:editing-cycles>59</meta:editing-cycles>
    <meta:generator>LibreOffice/6.4.6.2$Linux_X86_64 LibreOffice_project/40$Build-2</meta:generator>
    <meta:document-statistic meta:object-count="53"/>
  </office:meta>
</office:document-meta>
</file>